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00dde2" officeooo:paragraph-rsid="001d4db8"/>
    </style:style>
    <style:style style:name="P2" style:family="paragraph" style:parent-style-name="Standard">
      <style:text-properties style:font-name="Arial" fo:language="en" fo:country="US" officeooo:rsid="00029563" officeooo:paragraph-rsid="001d4db8"/>
    </style:style>
    <style:style style:name="P3" style:family="paragraph" style:parent-style-name="Standard">
      <style:text-properties style:font-name="Arial" fo:language="en" fo:country="US" fo:font-weight="bold" officeooo:rsid="0039f3c4" officeooo:paragraph-rsid="0039f3c4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45abd8" officeooo:paragraph-rsid="0045abd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45abd8" officeooo:paragraph-rsid="0045abd8" style:font-weight-asian="bold" style:font-weight-complex="bold"/>
    </style:style>
    <style:style style:name="P6" style:family="paragraph" style:parent-style-name="Standard">
      <style:text-properties style:font-name="Arial" fo:language="en" fo:country="US" fo:font-weight="bold" officeooo:rsid="0046df60" officeooo:paragraph-rsid="0046df60" style:font-weight-asian="bold" style:font-weight-complex="bold"/>
    </style:style>
    <style:style style:name="P7" style:family="paragraph" style:parent-style-name="Standard">
      <style:text-properties style:font-name="Arial" fo:language="en" fo:country="US" fo:font-weight="bold" officeooo:rsid="004828a1" officeooo:paragraph-rsid="004828a1" style:font-weight-asian="bold" style:font-weight-complex="bold"/>
    </style:style>
    <style:style style:name="P8" style:family="paragraph" style:parent-style-name="Standard">
      <style:text-properties style:font-name="Arial" fo:language="en" fo:country="US" fo:font-weight="bold" officeooo:rsid="004828a1" officeooo:paragraph-rsid="0048dfaf" style:font-weight-asian="bold" style:font-weight-complex="bold"/>
    </style:style>
    <style:style style:name="P9" style:family="paragraph" style:parent-style-name="Standard">
      <style:text-properties style:font-name="Arial" fo:language="en" fo:country="US" fo:font-weight="bold" officeooo:rsid="0048dfaf" officeooo:paragraph-rsid="0048dfaf" style:font-weight-asian="bold" style:font-weight-complex="bold"/>
    </style:style>
    <style:style style:name="P10" style:family="paragraph" style:parent-style-name="Standard">
      <style:text-properties style:font-name="Arial" fo:language="en" fo:country="US" fo:font-weight="bold" officeooo:rsid="004a3647" officeooo:paragraph-rsid="004a3647" style:font-weight-asian="bold" style:font-weight-complex="bold"/>
    </style:style>
    <style:style style:name="P11" style:family="paragraph" style:parent-style-name="Standard">
      <style:text-properties style:font-name="Arial" fo:language="en" fo:country="US" fo:font-weight="bold" officeooo:rsid="004bbed7" officeooo:paragraph-rsid="004bbed7" style:font-weight-asian="bold" style:font-weight-complex="bold"/>
    </style:style>
    <style:style style:name="P12" style:family="paragraph" style:parent-style-name="Standard">
      <style:text-properties style:font-name="Arial" fo:language="en" fo:country="US" fo:font-weight="normal" officeooo:rsid="0039f3c4" officeooo:paragraph-rsid="0039f3c4" style:font-weight-asian="normal" style:font-weight-complex="normal"/>
    </style:style>
    <style:style style:name="P13" style:family="paragraph" style:parent-style-name="Standard">
      <style:text-properties style:font-name="Arial" fo:language="en" fo:country="US" fo:font-weight="normal" officeooo:rsid="0039f3c4" officeooo:paragraph-rsid="003d763d" style:font-weight-asian="normal" style:font-weight-complex="normal"/>
    </style:style>
    <style:style style:name="P14" style:family="paragraph" style:parent-style-name="Standard">
      <style:text-properties style:font-name="Arial" fo:language="en" fo:country="US" fo:font-weight="normal" officeooo:rsid="003d2f0f" officeooo:paragraph-rsid="003d2f0f" style:font-weight-asian="normal" style:font-weight-complex="normal"/>
    </style:style>
    <style:style style:name="P15" style:family="paragraph" style:parent-style-name="Standard">
      <style:text-properties style:font-name="Arial" fo:language="en" fo:country="US" fo:font-weight="normal" officeooo:rsid="003bec36" officeooo:paragraph-rsid="003bec36" style:font-weight-asian="normal" style:font-weight-complex="normal"/>
    </style:style>
    <style:style style:name="P16" style:family="paragraph" style:parent-style-name="Standard">
      <style:text-properties style:font-name="Arial" fo:language="en" fo:country="US" fo:font-weight="normal" officeooo:rsid="003ee5f1" officeooo:paragraph-rsid="003ee5f1" style:font-weight-asian="normal" style:font-weight-complex="normal"/>
    </style:style>
    <style:style style:name="P17" style:family="paragraph" style:parent-style-name="Standard">
      <style:text-properties style:font-name="Arial" fo:language="en" fo:country="US" fo:font-weight="normal" officeooo:rsid="0040092a" officeooo:paragraph-rsid="0040092a" style:font-weight-asian="normal" style:font-weight-complex="normal"/>
    </style:style>
    <style:style style:name="P18" style:family="paragraph" style:parent-style-name="Standard">
      <style:text-properties style:font-name="Arial" fo:language="en" fo:country="US" fo:font-weight="normal" officeooo:rsid="0041a943" officeooo:paragraph-rsid="0040092a" style:font-weight-asian="normal" style:font-weight-complex="normal"/>
    </style:style>
    <style:style style:name="P19" style:family="paragraph" style:parent-style-name="Standard">
      <style:text-properties style:font-name="Arial" fo:language="en" fo:country="US" fo:font-weight="normal" officeooo:rsid="0046df60" officeooo:paragraph-rsid="0046df60" style:font-weight-asian="normal" style:font-weight-complex="normal"/>
    </style:style>
    <style:style style:name="P20" style:family="paragraph" style:parent-style-name="Standard">
      <style:text-properties style:font-name="Arial" fo:language="en" fo:country="US" fo:font-weight="normal" officeooo:rsid="004a1352" officeooo:paragraph-rsid="004a1352" style:font-weight-asian="normal" style:font-weight-complex="normal"/>
    </style:style>
    <style:style style:name="P21" style:family="paragraph" style:parent-style-name="Standard">
      <style:text-properties style:font-name="Arial" fo:language="en" fo:country="US" fo:font-weight="normal" officeooo:rsid="004a3647" officeooo:paragraph-rsid="004a3647" style:font-weight-asian="normal" style:font-weight-complex="normal"/>
    </style:style>
    <style:style style:name="P22" style:family="paragraph" style:parent-style-name="Standard">
      <style:text-properties style:font-name="Arial" fo:language="en" fo:country="US" fo:font-weight="normal" officeooo:rsid="004828a1" officeooo:paragraph-rsid="0046df60" style:font-weight-asian="normal" style:font-weight-complex="normal"/>
    </style:style>
    <style:style style:name="P23" style:family="paragraph" style:parent-style-name="Standard">
      <style:text-properties style:font-name="Arial" fo:language="en" fo:country="US" fo:font-weight="normal" officeooo:rsid="004828a1" officeooo:paragraph-rsid="004828a1" style:font-weight-asian="normal" style:font-weight-complex="normal"/>
    </style:style>
    <style:style style:name="P24" style:family="paragraph" style:parent-style-name="Standard">
      <style:text-properties style:font-name="Arial" fo:language="en" fo:country="US" fo:font-weight="normal" officeooo:rsid="004828a1" officeooo:paragraph-rsid="0048dfaf" style:font-weight-asian="normal" style:font-weight-complex="normal"/>
    </style:style>
    <style:style style:name="P25" style:family="paragraph" style:parent-style-name="Standard">
      <style:text-properties style:font-name="Arial" fo:language="en" fo:country="US" fo:font-weight="normal" officeooo:rsid="0048dfaf" officeooo:paragraph-rsid="004828a1" style:font-weight-asian="normal" style:font-weight-complex="normal"/>
    </style:style>
    <style:style style:name="P26" style:family="paragraph" style:parent-style-name="Standard">
      <style:text-properties style:font-name="Arial" fo:language="en" fo:country="US" fo:font-weight="normal" officeooo:rsid="0048dfaf" officeooo:paragraph-rsid="0048dfaf" style:font-weight-asian="normal" style:font-weight-complex="normal"/>
    </style:style>
    <style:style style:name="P27" style:family="paragraph" style:parent-style-name="Standard">
      <style:text-properties style:font-name="Arial" fo:language="en" fo:country="US" fo:font-weight="normal" officeooo:rsid="004bbed7" officeooo:paragraph-rsid="004bbed7" style:font-weight-asian="normal" style:font-weight-complex="normal"/>
    </style:style>
    <style:style style:name="P28" style:family="paragraph" style:parent-style-name="Standard">
      <style:text-properties style:font-name="Arial" fo:language="en" fo:country="US" fo:font-weight="normal" officeooo:rsid="004dacde" officeooo:paragraph-rsid="004dacde" style:font-weight-asian="normal" style:font-weight-complex="normal"/>
    </style:style>
    <style:style style:name="P29" style:family="paragraph" style:parent-style-name="Standard">
      <style:text-properties style:font-name="Arial" fo:language="en" fo:country="US" officeooo:rsid="0045abd8" officeooo:paragraph-rsid="0045abd8"/>
    </style:style>
    <style:style style:name="P30" style:family="paragraph" style:parent-style-name="Standard">
      <style:text-properties style:font-name="Arial" fo:language="en" fo:country="US" officeooo:rsid="004dacde" officeooo:paragraph-rsid="004dacde"/>
    </style:style>
    <style:style style:name="P31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2" style:family="paragraph" style:parent-style-name="Standard">
      <style:text-properties style:font-name="Arial" fo:font-weight="normal" officeooo:paragraph-rsid="004bbed7" style:font-weight-asian="normal" style:font-weight-complex="normal"/>
    </style:style>
    <style:style style:name="P33" style:family="paragraph" style:parent-style-name="Standard">
      <style:text-properties style:font-name="Arial1" fo:font-size="12pt" fo:language="en" fo:country="US" fo:font-weight="bold" officeooo:rsid="004bbed7" officeooo:paragraph-rsid="004bbed7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Arial1" fo:font-size="12pt" fo:language="en" fo:country="US" officeooo:rsid="0000dde2" officeooo:paragraph-rsid="001d4db8" style:font-size-asian="12pt" style:font-size-complex="12pt"/>
    </style:style>
    <style:style style:name="P35" style:family="paragraph" style:parent-style-name="Standard">
      <style:text-properties style:font-name="Arial1" fo:font-size="12pt" fo:language="en" fo:country="US" officeooo:rsid="004bbed7" officeooo:paragraph-rsid="004bbed7" style:font-size-asian="12pt" style:font-size-complex="12pt"/>
    </style:style>
    <style:style style:name="P36" style:family="paragraph" style:parent-style-name="Standard">
      <style:text-properties style:font-name="Arial1" fo:language="en" fo:country="US" officeooo:rsid="0050280a" officeooo:paragraph-rsid="0050280a"/>
    </style:style>
    <style:style style:name="P37" style:family="paragraph" style:parent-style-name="Standard">
      <style:text-properties style:font-name="Courier 9 Pitch" fo:font-size="9pt" fo:language="en" fo:country="US" fo:font-weight="bold" officeooo:rsid="00309b45" officeooo:paragraph-rsid="002828d3" style:font-size-asian="9pt" style:font-weight-asian="bold" style:font-size-complex="9pt" style:font-weight-complex="bold"/>
    </style:style>
    <style:style style:name="P38" style:family="paragraph" style:parent-style-name="Standard">
      <style:paragraph-properties fo:break-before="page"/>
      <style:text-properties style:font-name="Arial" fo:language="en" fo:country="US" fo:font-weight="bold" officeooo:rsid="003ee5f1" officeooo:paragraph-rsid="003ee5f1" style:font-weight-asian="bold" style:font-weight-complex="bold"/>
    </style:style>
    <style:style style:name="P39" style:family="paragraph" style:parent-style-name="Standard">
      <style:paragraph-properties fo:break-before="page"/>
      <style:text-properties style:font-name="Arial" fo:language="en" fo:country="US" fo:font-weight="bold" officeooo:rsid="0046df60" officeooo:paragraph-rsid="0046df60" style:font-weight-asian="bold" style:font-weight-complex="bold"/>
    </style:style>
    <style:style style:name="P40" style:family="paragraph" style:parent-style-name="Standard">
      <style:paragraph-properties fo:break-before="page"/>
      <style:text-properties style:font-name="Arial" fo:language="en" fo:country="US" fo:font-weight="bold" officeooo:rsid="004a3647" officeooo:paragraph-rsid="004a3647" style:font-weight-asian="bold" style:font-weight-complex="bold"/>
    </style:style>
    <style:style style:name="P41" style:family="paragraph" style:parent-style-name="Standard">
      <style:text-properties style:font-name="Arial1" fo:font-size="12pt" fo:language="en" fo:country="US" fo:font-weight="normal" officeooo:rsid="00314ac9" officeooo:paragraph-rsid="002828d3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Arial" fo:language="en" fo:country="US" officeooo:rsid="0000dde2" officeooo:paragraph-rsid="001d4db8"/>
    </style:style>
    <style:style style:name="P43" style:family="paragraph">
      <loext:graphic-properties draw:fill-color="#ffffff" draw:opacity="0%"/>
      <style:paragraph-properties fo:text-align="center"/>
    </style:style>
    <style:style style:name="P44" style:family="paragraph">
      <style:paragraph-properties fo:margin-top="0in" fo:margin-bottom="0in" fo:text-align="center">
        <style:tab-stops/>
      </style:paragraph-properties>
    </style:style>
    <style:style style:name="P45" style:family="paragraph">
      <style:paragraph-properties fo:margin-top="0in" fo:margin-bottom="0in" fo:text-align="center">
        <style:tab-stops>
          <style:tab-stop style:position="0in" style:type="right"/>
        </style:tab-stops>
      </style:paragraph-properties>
    </style:style>
    <style:style style:name="P46" style:family="paragraph">
      <style:paragraph-properties fo:margin-top="0in" fo:margin-bottom="0in" fo:text-align="center">
        <style:tab-stops>
          <style:tab-stop style:position="0.1114in" style:type="right"/>
        </style:tab-stops>
      </style:paragraph-properties>
    </style:style>
    <style:style style:name="P47" style:family="paragraph">
      <loext:graphic-properties draw:fill="none" draw:fill-color="#ffffff"/>
      <style:paragraph-properties fo:margin-top="0in" fo:margin-bottom="0in" fo:text-align="center">
        <style:tab-stops/>
      </style:paragraph-properties>
    </style:style>
    <style:style style:name="P48" style:family="paragraph">
      <style:paragraph-properties fo:text-align="center"/>
    </style:style>
    <style:style style:name="P49" style:family="paragraph">
      <loext:graphic-properties draw:opacity="0%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solid" draw:fill-color="#ffffff" draw:opacity="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828a1" style:font-weight-asian="normal" style:font-weight-complex="normal"/>
    </style:style>
    <style:style style:name="T3" style:family="text">
      <style:text-properties fo:font-weight="normal" officeooo:rsid="0048dce0" style:font-weight-asian="normal" style:font-weight-complex="normal"/>
    </style:style>
    <style:style style:name="T4" style:family="text">
      <style:text-properties fo:font-weight="normal" officeooo:rsid="0048dfaf" style:font-weight-asian="normal" style:font-weight-complex="normal"/>
    </style:style>
    <style:style style:name="T5" style:family="text">
      <style:text-properties fo:font-weight="normal" officeooo:rsid="004bbed7" style:font-weight-asian="normal" style:font-weight-complex="normal"/>
    </style:style>
    <style:style style:name="T6" style:family="text">
      <style:text-properties fo:font-weight="normal" officeooo:rsid="004d7f79" style:font-weight-asian="normal" style:font-weight-complex="normal"/>
    </style:style>
    <style:style style:name="T7" style:family="text">
      <style:text-properties fo:font-weight="bold" officeooo:rsid="0048dce0" style:font-weight-asian="bold" style:font-weight-complex="bold"/>
    </style:style>
    <style:style style:name="T8" style:family="text">
      <style:text-properties officeooo:rsid="0039f3c4"/>
    </style:style>
    <style:style style:name="T9" style:family="text">
      <style:text-properties fo:language="en" fo:country="US" officeooo:rsid="004bbed7"/>
    </style:style>
    <style:style style:name="T10" style:family="text">
      <style:text-properties fo:language="en" fo:country="US" fo:font-weight="bold" officeooo:rsid="004bbed7" style:font-weight-asian="bold" style:font-weight-complex="bold"/>
    </style:style>
    <style:style style:name="T11" style:family="text">
      <style:text-properties officeooo:rsid="004828a1"/>
    </style:style>
    <style:style style:name="T12" style:family="text">
      <style:text-properties officeooo:rsid="004a1352"/>
    </style:style>
    <style:style style:name="T13" style:family="text">
      <style:text-properties officeooo:rsid="004bbed7"/>
    </style:style>
    <style:style style:name="T14" style:family="text">
      <style:text-properties officeooo:rsid="0050280a"/>
    </style:style>
    <style:style style:name="T15" style:family="text">
      <style:text-properties fo:font-size="9pt" style:font-size-asian="9pt" style:font-size-complex="9pt"/>
    </style:style>
    <style:style style:name="gr1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75in" svg:stroke-color="#000000" draw:marker-start-width="0.1492in" draw:marker-end-width="0.1492in" draw:fill="none" draw:fill-color="#ffffff" fo:min-height="0.611in" fo:padding-top="0.0035in" fo:padding-bottom="0.0035in" fo:padding-left="0.0035in" fo:padding-right="0.0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6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75in" svg:stroke-color="#000000" draw:marker-start-width="0.1535in" draw:marker-end-width="0.1535in" draw:fill="none" draw:fill-color="#ffffff" fo:min-height="0.611in" fo:padding-top="0.0035in" fo:padding-bottom="0.0035in" fo:padding-left="0.0035in" fo:padding-right="0.0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075in" svg:stroke-color="#000000" draw:marker-start-width="0.1492in" draw:marker-end-width="0.1492in" draw:textarea-horizontal-align="center" draw:textarea-vertical-align="middle" fo:padding-top="0.0035in" fo:padding-bottom="0.0035in" fo:padding-left="0.0035in" fo:padding-right="0.00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18in" svg:stroke-color="#000000" draw:marker-start-width="0.1575in" draw:marker-end-width="0.1575in" draw:opacity="0%" draw:textarea-horizontal-align="justify" draw:textarea-vertical-align="middle" draw:auto-grow-height="false" fo:min-height="4.0071in" fo:min-width="5.7917in" fo:padding-top="0.0055in" fo:padding-bottom="0.0055in" fo:padding-left="0.0055in" fo:padding-right="0.0055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098in" svg:stroke-color="#000000" draw:marker-start-width="0.15in" draw:marker-end-width="0.15in" draw:fill="none" draw:fill-color="#ffffff" fo:min-height="0.6181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118in" svg:stroke-color="#000000" draw:marker-start-width="0.1575in" draw:marker-end-width="0.1575in" draw:fill="solid" draw:fill-color="#ffffff" draw:opacity="0%" draw:textarea-horizontal-align="justify" draw:textarea-vertical-align="middle" draw:auto-grow-height="false" fo:min-height="0.1945in" fo:min-width="1.1043in" fo:padding-top="0.0055in" fo:padding-bottom="0.0055in" fo:padding-left="0.0055in" fo:padding-right="0.0055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118in" svg:stroke-color="#000000" draw:marker-start-width="0.1575in" draw:marker-end-width="0.1575in" draw:fill="solid" draw:fill-color="#ffffff" draw:opacity="0%" draw:textarea-horizontal-align="justify" draw:textarea-vertical-align="middle" draw:auto-grow-height="false" fo:min-height="0.1902in" fo:min-width="1.1in" fo:padding-top="0.0055in" fo:padding-bottom="0.0055in" fo:padding-left="0.0055in" fo:padding-right="0.0055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8">2020 Spring </text:span>CPSC 240</text:p>
      <text:p text:style-name="P5">Midterm Test Programming: <text:span text:style-name="T14">March 16, 2020 at 10:00am</text:span></text:p>
      <text:p text:style-name="P1"/>
      <text:p text:style-name="P36"/>
      <text:p text:style-name="P37"><draw:rect text:anchor-type="paragraph" draw:z-index="0" draw:style-name="gr1" draw:text-style-name="P43" svg:width="6.9307in" svg:height="0.424in" svg:x="-0.0083in" svg:y="0.0043in"><text:p/></draw:rect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<text:p text:style-name="P41"/>
      <text:p text:style-name="P33">Blank</text:p>
      <text:p text:style-name="P35"/>
      <text:p text:style-name="P35">If you send me an email with no attachments and the word ‘blank” in the subject line then you will receive 25% of the possible credit for this programming test.</text:p>
      <text:p text:style-name="P34"/>
      <text:p text:style-name="P30">Don’t send me both: one email with a program attached and another email with blank. <text:s/>That will be confusing. <text:s/>Send me one of the two choices.</text:p>
      <text:p text:style-name="P1"/>
      <text:p text:style-name="P1"/>
      <text:p text:style-name="P4">Problem to be solved in simple language</text:p>
      <text:p text:style-name="P2"/>
      <text:p text:style-name="P29">Make a program that <text:span text:style-name="T13">shifts the data in an array of longs.</text:span></text:p>
      <text:p text:style-name="P2"/>
      <text:p text:style-name="P2"/>
      <text:p text:style-name="P3">Program diagram</text:p>
      <text:p text:style-name="P12"><draw:frame text:anchor-type="paragraph" draw:z-index="1" draw:name="Forma2" draw:style-name="gr2" draw:text-style-name="P47" svg:width="1.3476in" svg:height="0.6185in" svg:x="2.861in" svg:y="0.1028in"><draw:text-box><text:p text:style-name="P44"/><text:p text:style-name="P45">Operator</text:p><text:p text:style-name="P46"><text:tab/><text:tab/> <text:s text:c="7"/><text:span text:style-name="T15">C++ or C</text:span></text:p></draw:text-box></draw:frame><draw:frame text:anchor-type="paragraph" draw:z-index="2" draw:name="Forma2" draw:style-name="gr2" draw:text-style-name="P47" svg:width="1.3476in" svg:height="0.6185in" svg:x="2.9098in" svg:y="1.1654in"><draw:text-box><text:p text:style-name="P44"/><text:p text:style-name="P45">Control.asm</text:p><text:p text:style-name="P46"><text:tab/><text:tab/><text:tab/><text:span text:style-name="T15">X86</text:span></text:p></draw:text-box></draw:frame><draw:frame text:anchor-type="paragraph" draw:z-index="3" draw:name="Forma2" draw:style-name="gr3" draw:text-style-name="P47" svg:width="1.3476in" svg:height="0.6114in" svg:x="1.0764in" svg:y="2.2874in"><draw:text-box><text:p text:style-name="P44"/><text:p text:style-name="P45">Input_array.c</text:p><text:p text:style-name="P46"><text:tab/><text:tab/><text:tab/><text:span text:style-name="T15">C</text:span></text:p></draw:text-box></draw:frame><draw:frame text:anchor-type="paragraph" draw:z-index="4" draw:name="Forma2" draw:style-name="gr4" draw:text-style-name="P47" svg:width="1.3476in" svg:height="0.6185in" svg:x="2.9098in" svg:y="2.3016in"><draw:text-box><text:p text:style-name="P44"/><text:p text:style-name="P45">Shift_left.asm</text:p><text:p text:style-name="P46"><text:tab/><text:tab/><text:tab/><text:span text:style-name="T15">X86</text:span></text:p></draw:text-box></draw:frame><draw:frame text:anchor-type="paragraph" draw:z-index="5" draw:name="Forma2" draw:style-name="gr2" draw:text-style-name="P47" svg:width="1.3476in" svg:height="0.6185in" svg:x="4.639in" svg:y="2.3083in"><draw:text-box><text:p text:style-name="P44"/><text:p text:style-name="P45">Output_array.asm</text:p><text:p text:style-name="P46"><text:tab/><text:tab/><text:tab/><text:span text:style-name="T15">X86</text:span></text:p></draw:text-box></draw:frame><draw:line text:anchor-type="paragraph" draw:z-index="6" draw:name="Forma1" draw:style-name="gr5" draw:text-style-name="P48" svg:x1="3.5972in" svg:y1="0.7138in" svg:x2="3.6043in" svg:y2="1.1654in"><text:p/></draw:line><draw:line text:anchor-type="paragraph" draw:z-index="7" draw:name="Forma3" draw:style-name="gr5" draw:text-style-name="P48" svg:x1="3.6181in" svg:y1="1.7764in" svg:x2="3.6252in" svg:y2="2.3016in"><text:p/></draw:line><draw:line text:anchor-type="paragraph" draw:z-index="8" draw:name="Forma4" draw:style-name="gr5" draw:text-style-name="P48" svg:x1="1.7846in" svg:y1="2.039in" svg:x2="5.3539in" svg:y2="2.039in"><text:p/></draw:line><draw:line text:anchor-type="paragraph" draw:z-index="9" draw:name="Forma5" draw:style-name="gr5" draw:text-style-name="P48" svg:x1="5.3543in" svg:y1="2.039in" svg:x2="5.3614in" svg:y2="2.3083in"><text:p/></draw:line><draw:line text:anchor-type="paragraph" draw:z-index="10" draw:name="Forma6" draw:style-name="gr5" draw:text-style-name="P48" svg:x1="1.7846in" svg:y1="2.039in" svg:x2="1.7846in" svg:y2="2.2874in"><text:p/></draw:line><draw:frame text:anchor-type="paragraph" draw:z-index="12" draw:name="Forma5" draw:style-name="gr7" draw:text-style-name="P50" svg:width="1.285in" svg:height="0.628in" svg:x="5.2638in" svg:y="0.0598in"><draw:text-box><text:p text:style-name="P48"/><text:p text:style-name="P48">Bash file</text:p></draw:text-box></draw:frame></text:p>
      <text:p text:style-name="P12"/>
      <text:p text:style-name="P14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Short descriptions of each module or function.</text:p>
      <text:p text:style-name="P13"/>
      <text:p text:style-name="P19"><text:span text:style-name="T7">Operator</text:span>: <text:s text:c="2"/>This is the main module sometimes called the driver. <text:s/>It outputs welcome messages, calls control, and output<text:span text:style-name="T11">s</text:span> farewell messages.</text:p>
      <text:p text:style-name="P39">Control:<text:span text:style-name="T1"> <text:s text:c="2"/>This is what control does.</text:span></text:p>
      <text:p text:style-name="P6"><text:span text:style-name="T1">== declares </text:span><text:span text:style-name="T3">one</text:span><text:span text:style-name="T1"> array </text:span><text:span text:style-name="T4">of qwords</text:span></text:p>
      <text:p text:style-name="P19"/>
      <text:p text:style-name="P6"><text:span text:style-name="T1">== calls input_array to fill the </text:span><text:span text:style-name="T3">one</text:span><text:span text:style-name="T1"> array</text:span></text:p>
      <text:p text:style-name="P19"/>
      <text:p text:style-name="P6"><text:span text:style-name="T1">== calls </text:span><text:span text:style-name="T3">output</text:span><text:span text:style-name="T1">_array in order to view </text:span><text:span text:style-name="T3">that</text:span><text:span text:style-name="T2"> array</text:span></text:p>
      <text:p text:style-name="P19"/>
      <text:p text:style-name="P6"><text:span text:style-name="T1">== call</text:span><text:span text:style-name="T2">s </text:span><text:span text:style-name="T3">shift_left</text:span><text:span text:style-name="T1"> pass</text:span><text:span text:style-name="T2">ing in </text:span><text:span text:style-name="T3">the one array</text:span></text:p>
      <text:p text:style-name="P22"/>
      <text:p text:style-name="P7"><text:span text:style-name="T1">== calls </text:span><text:span text:style-name="T3">output</text:span><text:span text:style-name="T1">_array to v</text:span><text:span text:style-name="T4">iew the new arrangement of numbers in the array.</text:span></text:p>
      <text:p text:style-name="P25"/>
      <text:p text:style-name="P26">== calls shift_left a second time</text:p>
      <text:p text:style-name="P26"/>
      <text:p text:style-name="P8"><text:span text:style-name="T1">== calls </text:span><text:span text:style-name="T3">output</text:span><text:span text:style-name="T1">_array </text:span><text:span text:style-name="T4">a second time</text:span></text:p>
      <text:p text:style-name="P26"/>
      <text:p text:style-name="P26">== calls shift_left a third time</text:p>
      <text:p text:style-name="P26"/>
      <text:p text:style-name="P8"><text:span text:style-name="T4">== calls </text:span><text:span text:style-name="T3">output</text:span><text:span text:style-name="T4">_array a third time</text:span></text:p>
      <text:p text:style-name="P23"/>
      <text:p text:style-name="P7"><text:span text:style-name="T1">== returns </text:span><text:span text:style-name="T4">to the caller the long integer in slot 0</text:span></text:p>
      <text:p text:style-name="P23"/>
      <text:p text:style-name="P23"/>
      <text:p text:style-name="P23"/>
      <text:p text:style-name="P8">Input_array<text:span text:style-name="T1">:</text:span></text:p>
      <text:p text:style-name="P24"/>
      <text:p text:style-name="P8"><text:span text:style-name="T1">Gets numbers from the keyboard and places them in the array until the human person presses control+d. <text:s/></text:span><text:span text:style-name="T5">Does not output any messages.</text:span></text:p>
      <text:p text:style-name="P24"/>
      <text:p text:style-name="P24"/>
      <text:p text:style-name="P24"/>
      <text:p text:style-name="P9">Output_array:</text:p>
      <text:p text:style-name="P26"/>
      <text:p text:style-name="P9"><text:span text:style-name="T1">Outputs the numbers in a passed array without any descriptive messages. <text:s/></text:span><text:span text:style-name="T6">If there are descriptive message they have to come from the control function.</text:span></text:p>
      <text:p text:style-name="P26"/>
      <text:p text:style-name="P26"/>
      <text:p text:style-name="P9"/>
      <text:p text:style-name="P9">Shift_left:</text:p>
      <text:p text:style-name="P26"/>
      <text:p text:style-name="P26">Every number in the array moves one to the left. <text:s/>The number in the left-most position moves to the end of the array.</text:p>
      <text:p text:style-name="P26"><draw:custom-shape text:anchor-type="paragraph" draw:z-index="13" draw:name="Forma7" draw:style-name="gr8" draw:text-style-name="P51" svg:width="1.1114in" svg:height="0.2016in" svg:x="2.111in" svg:y="0.1819in"><text:p/><draw:enhanced-geometry svg:viewBox="0 0 21600 21600" draw:type="rectangle" draw:enhanced-path="M 0 0 L 21600 0 21600 21600 0 21600 0 0 Z N"/></draw:custom-shape></text:p>
      <text:p text:style-name="P26">Example: <text:s/>The array is <text:s/>A = <text:s text:c="3"/>8 <text:s text:c="2"/>3 <text:s text:c="2"/>-1 <text:s text:c="2"/>5</text:p>
      <text:p text:style-name="P26"><draw:custom-shape text:anchor-type="paragraph" draw:z-index="14" draw:name="Forma7" draw:style-name="gr9" draw:text-style-name="P51" svg:width="1.1114in" svg:height="0.2016in" svg:x="1.4929in" svg:y="0.1902in"><text:p/><draw:enhanced-geometry svg:viewBox="0 0 21600 21600" draw:type="rectangle" draw:enhanced-path="M 0 0 L 21600 0 21600 21600 0 21600 0 0 Z N"/></draw:custom-shape></text:p>
      <text:p text:style-name="P26">After shift_left <text:s/>A = <text:s text:c="3"/>3 <text:s text:c="3"/>-1 <text:s text:c="3"/>5 <text:s text:c="3"/>8</text:p>
      <text:p text:style-name="P26"/>
      <text:p text:style-name="P20">Every number moves one space closer to the start of the array except the one who is already in the cell number 0 moves to the end of the line..</text:p>
      <text:p text:style-name="P38">Sample execution</text:p>
      <text:p text:style-name="P16"/>
      <text:p text:style-name="P16"/>
      <text:p text:style-name="P16">Welcome to CPSC 240 <text:span text:style-name="T12">Midterm program</text:span> brought to you by <text:span text:style-name="T12">Don Quijote</text:span>.</text:p>
      <text:p text:style-name="P16"><draw:custom-shape text:anchor-type="paragraph" draw:z-index="11" draw:name="Forma4" draw:style-name="gr6" draw:text-style-name="P49" svg:width="5.7988in" svg:height="4.0142in" svg:x="-0.0071in" svg:y="0.1in"><text:p/><draw:enhanced-geometry svg:viewBox="0 0 21600 21600" draw:type="rectangle" draw:enhanced-path="M 0 0 L 21600 0 21600 21600 0 21600 0 0 Z N"/></draw:custom-shape></text:p>
      <text:p text:style-name="P17">The <text:span text:style-name="T12">control function will help you.</text:span></text:p>
      <text:p text:style-name="P17">Input your integer data with white space separating each number.</text:p>
      <text:p text:style-name="P17">Press &lt;enter&gt; followed by Cntl+D to terminate.</text:p>
      <text:p text:style-name="P17">13</text:p>
      <text:p text:style-name="P17">10</text:p>
      <text:p text:style-name="P17">-4</text:p>
      <text:p text:style-name="P17">27</text:p>
      <text:p text:style-name="P17">33</text:p>
      <text:p text:style-name="P17">19</text:p>
      <text:p text:style-name="P17">&lt;cntl+d&gt;</text:p>
      <text:p text:style-name="P17"/>
      <text:p text:style-name="P17"><text:span text:style-name="T12">This is the array: <text:s/></text:span>13 10 -4 27 33 19</text:p>
      <text:p text:style-name="P17"/>
      <text:p text:style-name="P20">After shift left: 10 <text:s/>-4 <text:s/>27 <text:s/>33 <text:s/>19 <text:s/>13</text:p>
      <text:p text:style-name="P20"/>
      <text:p text:style-name="P20">After shift left: <text:s/>-4 <text:s/>27 <text:s/>33 <text:s/>19 <text:s/>13 <text:s/>10</text:p>
      <text:p text:style-name="P20"/>
      <text:p text:style-name="P20">After shift left: <text:s/>27 <text:s/>33 <text:s/>19 <text:s/>13 <text:s/>10 <text:s/>-4</text:p>
      <text:p text:style-name="P20"/>
      <text:p text:style-name="P20">The control function will now return to the caller. <text:s/>Bye.</text:p>
      <text:p text:style-name="P17"/>
      <text:p text:style-name="P17">The driver received this value: <text:span text:style-name="T12">27</text:span>.</text:p>
      <text:p text:style-name="P17">Have a nice day. <text:s/>The program will return control to the operating system.</text:p>
      <text:p text:style-name="P17"/>
      <text:p text:style-name="P17">//End of sample execution.</text:p>
      <text:p text:style-name="P17"/>
      <text:p text:style-name="P17"/>
      <text:p text:style-name="P17"/>
      <text:p text:style-name="P17"/>
      <text:p text:style-name="P10">Professionalism?</text:p>
      <text:p text:style-name="P21"/>
      <text:p text:style-name="P21">It is not necessary <text:span text:style-name="T13">to be highly professional</text:span> in this test program. <text:s/>You have limited time. <text:s/>Make a program that works. <text:s/>Make it professional looking after the test.</text:p>
      <text:p text:style-name="P40">Partial credit</text:p>
      <text:p text:style-name="P21"/>
      <text:p text:style-name="P21">The function shift_left is probably the hardest part of this program. <text:s text:c="2"/>If you can’t make the function in assembly then make it in C++ (or C) and produce a working program. <text:s/>Send me the working program.</text:p>
      <text:p text:style-name="P18"/>
      <text:p text:style-name="P18"/>
      <text:p text:style-name="P21">If you think control is too difficult to program in X86 then use C++ to create control. <text:s/>[Control may look complex but it is really blocks of statements that repeat themselves many times.]</text:p>
      <text:p text:style-name="P21"/>
      <text:p text:style-name="P21"/>
      <text:p text:style-name="P21">If shifting is too hard for you think of something else you can do. <text:s/>Convince me that you are a programmer in some way.</text:p>
      <text:p text:style-name="P21"/>
      <text:p text:style-name="P21"/>
      <text:p text:style-name="P21"/>
      <text:p text:style-name="P21"/>
      <text:p text:style-name="P21"/>
      <text:p text:style-name="P28"/>
      <text:p text:style-name="P28">Time limit: <text:s/>Send me your answers by 12:00 noon.</text:p>
      <text:p text:style-name="P21"/>
      <text:p text:style-name="P21"/>
      <text:p text:style-name="P10">When you’re done</text:p>
      <text:p text:style-name="P21"/>
      <text:p text:style-name="P21">Email to me your 6 source files. <text:s/><text:span text:style-name="T13">One of them is a Bash file. <text:s/>Send to </text:span></text:p>
      <text:p text:style-name="P21"/>
      <text:p text:style-name="P32"><text:span text:style-name="T10"><text:tab/>holliday@fullerton.edu</text:span><text:span text:style-name="T9"> </text:span></text:p>
      <text:p text:style-name="P27"/>
      <text:p text:style-name="P27">Remember to use 2 L’s in my name and in fullerton.</text:p>
      <text:p text:style-name="P27"/>
      <text:p text:style-name="P27"/>
      <text:p text:style-name="P27"/>
      <text:p text:style-name="P27"/>
      <text:p text:style-name="P27">When you go home: <text:s/>check the daily log file. <text:s/>I will post updates there to inform you about how I am learning to do online teaching and what will happen to this class.</text:p>
      <text:p text:style-name="P27"/>
      <text:p text:style-name="P27"/>
      <text:p text:style-name="P27"/>
      <text:p text:style-name="P27"/>
      <text:p text:style-name="P27"/>
      <text:p text:style-name="P27"/>
      <text:p text:style-name="P11">Recycle</text:p>
      <text:p text:style-name="P27"/>
      <text:p text:style-name="P27">I do recycle and reuse lots and lots of stuff. <text:s/>You may keep this test copy or you may drop it off at the front desk. <text:s/>I need lots of scratch paper for working with 128-bit numbers. <text:s/>I will use all the paper you give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9 Pitch" svg:font-family="'Courier 9 Pitch'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2:21:24</meta:creation-date>
    <dc:date>2020-03-16T06:55:27.622683856</dc:date>
    <meta:editing-duration>PT9H56M16S</meta:editing-duration>
    <meta:editing-cycles>86</meta:editing-cycles>
    <meta:generator>LibreOffice/6.0.7.3$Linux_X86_64 LibreOffice_project/00m0$Build-3</meta:generator>
    <meta:print-date>2020-03-16T06:19:43.308547976</meta:print-date>
    <meta:document-statistic meta:table-count="0" meta:image-count="0" meta:object-count="0" meta:page-count="4" meta:paragraph-count="65" meta:word-count="716" meta:character-count="3970" meta:non-whitespace-character-count="3246"/>
  </office:meta>
</office:document-meta>
</file>